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e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</table:table-row>
        <table:table-row table:style-name="ro1">
          <table:table-cell office:value-type="string" calcext:value-type="string">
            <text:p>00_4_8_2_0</text:p>
          </table:table-cell>
          <table:table-cell office:value-type="float" office:value="519.555" calcext:value-type="float">
            <text:p>519.555</text:p>
          </table:table-cell>
          <table:table-cell office:value-type="float" office:value="209600512" calcext:value-type="float">
            <text:p>209600512</text:p>
          </table:table-cell>
          <table:table-cell office:value-type="float" office:value="0.836250066757202" calcext:value-type="float">
            <text:p>0.836250066757202</text:p>
          </table:table-cell>
        </table:table-row>
        <table:table-row table:style-name="ro1">
          <table:table-cell office:value-type="string" calcext:value-type="string">
            <text:p>01_4_8_2_1</text:p>
          </table:table-cell>
          <table:table-cell office:value-type="float" office:value="591.076" calcext:value-type="float">
            <text:p>591.076</text:p>
          </table:table-cell>
          <table:table-cell office:value-type="float" office:value="188149760" calcext:value-type="float">
            <text:p>188149760</text:p>
          </table:table-cell>
          <table:table-cell office:value-type="float" office:value="0.366047859191895" calcext:value-type="float">
            <text:p>0.366047859191895</text:p>
          </table:table-cell>
        </table:table-row>
        <table:table-row table:style-name="ro1">
          <table:table-cell office:value-type="string" calcext:value-type="string">
            <text:p>02_4_8_2_2</text:p>
          </table:table-cell>
          <table:table-cell office:value-type="float" office:value="554.829" calcext:value-type="float">
            <text:p>554.829</text:p>
          </table:table-cell>
          <table:table-cell office:value-type="float" office:value="193949696" calcext:value-type="float">
            <text:p>193949696</text:p>
          </table:table-cell>
          <table:table-cell office:value-type="float" office:value="0.588531970977783" calcext:value-type="float">
            <text:p>0.588531970977783</text:p>
          </table:table-cell>
        </table:table-row>
        <table:table-row table:style-name="ro1">
          <table:table-cell office:value-type="string" calcext:value-type="string">
            <text:p>03_4_8_2_3</text:p>
          </table:table-cell>
          <table:table-cell office:value-type="float" office:value="899.376" calcext:value-type="float">
            <text:p>899.376</text:p>
          </table:table-cell>
          <table:table-cell office:value-type="float" office:value="267907072" calcext:value-type="float">
            <text:p>267907072</text:p>
          </table:table-cell>
          <table:table-cell office:value-type="float" office:value="7.56080007553101" calcext:value-type="float">
            <text:p>7.56080007553101</text:p>
          </table:table-cell>
        </table:table-row>
        <table:table-row table:style-name="ro1">
          <table:table-cell office:value-type="string" calcext:value-type="string">
            <text:p>04_4_8_2_4</text:p>
          </table:table-cell>
          <table:table-cell office:value-type="float" office:value="600.699" calcext:value-type="float">
            <text:p>600.699</text:p>
          </table:table-cell>
          <table:table-cell office:value-type="float" office:value="273575936" calcext:value-type="float">
            <text:p>273575936</text:p>
          </table:table-cell>
          <table:table-cell office:value-type="float" office:value="7.00870394706726" calcext:value-type="float">
            <text:p>7.00870394706726</text:p>
          </table:table-cell>
        </table:table-row>
        <table:table-row table:style-name="ro1">
          <table:table-cell office:value-type="string" calcext:value-type="string">
            <text:p>05_4_8_2_5</text:p>
          </table:table-cell>
          <table:table-cell office:value-type="float" office:value="464.941" calcext:value-type="float">
            <text:p>464.941</text:p>
          </table:table-cell>
          <table:table-cell office:value-type="float" office:value="214093824" calcext:value-type="float">
            <text:p>214093824</text:p>
          </table:table-cell>
          <table:table-cell office:value-type="float" office:value="1.11237192153931" calcext:value-type="float">
            <text:p>1.11237192153931</text:p>
          </table:table-cell>
        </table:table-row>
        <table:table-row table:style-name="ro1">
          <table:table-cell office:value-type="string" calcext:value-type="string">
            <text:p>06_4_8_2_6</text:p>
          </table:table-cell>
          <table:table-cell office:value-type="float" office:value="492.15" calcext:value-type="float">
            <text:p>492.15</text:p>
          </table:table-cell>
          <table:table-cell office:value-type="float" office:value="191463424" calcext:value-type="float">
            <text:p>191463424</text:p>
          </table:table-cell>
          <table:table-cell office:value-type="float" office:value="0.341427087783813" calcext:value-type="float">
            <text:p>0.341427087783813</text:p>
          </table:table-cell>
        </table:table-row>
        <table:table-row table:style-name="ro1">
          <table:table-cell office:value-type="string" calcext:value-type="string">
            <text:p>07_4_8_2_7</text:p>
          </table:table-cell>
          <table:table-cell office:value-type="float" office:value="584.85" calcext:value-type="float">
            <text:p>584.85</text:p>
          </table:table-cell>
          <table:table-cell office:value-type="float" office:value="237760512" calcext:value-type="float">
            <text:p>237760512</text:p>
          </table:table-cell>
          <table:table-cell office:value-type="float" office:value="1.38038897514343" calcext:value-type="float">
            <text:p>1.38038897514343</text:p>
          </table:table-cell>
        </table:table-row>
        <table:table-row table:style-name="ro1">
          <table:table-cell office:value-type="string" calcext:value-type="string">
            <text:p>08_4_8_2_8</text:p>
          </table:table-cell>
          <table:table-cell office:value-type="float" office:value="604.205" calcext:value-type="float">
            <text:p>604.205</text:p>
          </table:table-cell>
          <table:table-cell office:value-type="float" office:value="277696512" calcext:value-type="float">
            <text:p>277696512</text:p>
          </table:table-cell>
          <table:table-cell office:value-type="float" office:value="20.1114301681519" calcext:value-type="float">
            <text:p>20.1114301681519</text:p>
          </table:table-cell>
        </table:table-row>
        <table:table-row table:style-name="ro1">
          <table:table-cell office:value-type="string" calcext:value-type="string">
            <text:p>09_4_8_2_9</text:p>
          </table:table-cell>
          <table:table-cell office:value-type="float" office:value="660.417" calcext:value-type="float">
            <text:p>660.417</text:p>
          </table:table-cell>
          <table:table-cell office:value-type="float" office:value="259661824" calcext:value-type="float">
            <text:p>259661824</text:p>
          </table:table-cell>
          <table:table-cell office:value-type="float" office:value="3.18343186378479" calcext:value-type="float">
            <text:p>3.18343186378479</text:p>
          </table:table-cell>
        </table:table-row>
        <table:table-row table:style-name="ro1">
          <table:table-cell office:value-type="string" calcext:value-type="string">
            <text:p>10_4_8_2_10</text:p>
          </table:table-cell>
          <table:table-cell office:value-type="float" office:value="557.15" calcext:value-type="float">
            <text:p>557.15</text:p>
          </table:table-cell>
          <table:table-cell office:value-type="float" office:value="281972736" calcext:value-type="float">
            <text:p>281972736</text:p>
          </table:table-cell>
          <table:table-cell office:value-type="float" office:value="16.2726449966431" calcext:value-type="float">
            <text:p>16.2726449966431</text:p>
          </table:table-cell>
        </table:table-row>
        <table:table-row table:style-name="ro1">
          <table:table-cell office:value-type="string" calcext:value-type="string">
            <text:p>11_4_8_2_11</text:p>
          </table:table-cell>
          <table:table-cell office:value-type="float" office:value="361.701" calcext:value-type="float">
            <text:p>361.701</text:p>
          </table:table-cell>
          <table:table-cell office:value-type="float" office:value="223932416" calcext:value-type="float">
            <text:p>223932416</text:p>
          </table:table-cell>
          <table:table-cell office:value-type="float" office:value="2.46438694000244" calcext:value-type="float">
            <text:p>2.46438694000244</text:p>
          </table:table-cell>
        </table:table-row>
        <table:table-row table:style-name="ro1">
          <table:table-cell office:value-type="string" calcext:value-type="string">
            <text:p>12_4_8_2_12</text:p>
          </table:table-cell>
          <table:table-cell office:value-type="float" office:value="677.162" calcext:value-type="float">
            <text:p>677.162</text:p>
          </table:table-cell>
          <table:table-cell office:value-type="float" office:value="289517568" calcext:value-type="float">
            <text:p>289517568</text:p>
          </table:table-cell>
          <table:table-cell office:value-type="float" office:value="3.20537209510803" calcext:value-type="float">
            <text:p>3.20537209510803</text:p>
          </table:table-cell>
        </table:table-row>
        <table:table-row table:style-name="ro1">
          <table:table-cell office:value-type="string" calcext:value-type="string">
            <text:p>13_4_8_2_13</text:p>
          </table:table-cell>
          <table:table-cell office:value-type="float" office:value="788.252" calcext:value-type="float">
            <text:p>788.252</text:p>
          </table:table-cell>
          <table:table-cell office:value-type="float" office:value="284790784" calcext:value-type="float">
            <text:p>284790784</text:p>
          </table:table-cell>
          <table:table-cell office:value-type="float" office:value="2.99965691566467" calcext:value-type="float">
            <text:p>2.99965691566467</text:p>
          </table:table-cell>
        </table:table-row>
        <table:table-row table:style-name="ro1">
          <table:table-cell office:value-type="string" calcext:value-type="string">
            <text:p>14_4_8_2_14</text:p>
          </table:table-cell>
          <table:table-cell office:value-type="float" office:value="690.123" calcext:value-type="float">
            <text:p>690.123</text:p>
          </table:table-cell>
          <table:table-cell office:value-type="float" office:value="260894720" calcext:value-type="float">
            <text:p>260894720</text:p>
          </table:table-cell>
          <table:table-cell office:value-type="float" office:value="9.65899991989136" calcext:value-type="float">
            <text:p>9.65899991989136</text:p>
          </table:table-cell>
        </table:table-row>
        <table:table-row table:style-name="ro1">
          <table:table-cell office:value-type="string" calcext:value-type="string">
            <text:p>15_4_8_2_15</text:p>
          </table:table-cell>
          <table:table-cell office:value-type="float" office:value="535.655" calcext:value-type="float">
            <text:p>535.655</text:p>
          </table:table-cell>
          <table:table-cell office:value-type="float" office:value="220819456" calcext:value-type="float">
            <text:p>220819456</text:p>
          </table:table-cell>
          <table:table-cell office:value-type="float" office:value="1.29613423347473" calcext:value-type="float">
            <text:p>1.29613423347473</text:p>
          </table:table-cell>
        </table:table-row>
        <table:table-row table:style-name="ro1">
          <table:table-cell office:value-type="string" calcext:value-type="string">
            <text:p>16_4_8_2_16</text:p>
          </table:table-cell>
          <table:table-cell office:value-type="float" office:value="980.459" calcext:value-type="float">
            <text:p>980.459</text:p>
          </table:table-cell>
          <table:table-cell office:value-type="float" office:value="339566592" calcext:value-type="float">
            <text:p>339566592</text:p>
          </table:table-cell>
          <table:table-cell office:value-type="float" office:value="25.4559111595154" calcext:value-type="float">
            <text:p>25.4559111595154</text:p>
          </table:table-cell>
        </table:table-row>
        <table:table-row table:style-name="ro1">
          <table:table-cell office:value-type="string" calcext:value-type="string">
            <text:p>17_4_8_2_17</text:p>
          </table:table-cell>
          <table:table-cell office:value-type="float" office:value="525.236" calcext:value-type="float">
            <text:p>525.236</text:p>
          </table:table-cell>
          <table:table-cell office:value-type="float" office:value="213344256" calcext:value-type="float">
            <text:p>213344256</text:p>
          </table:table-cell>
          <table:table-cell office:value-type="float" office:value="1.24742007255554" calcext:value-type="float">
            <text:p>1.24742007255554</text:p>
          </table:table-cell>
        </table:table-row>
        <table:table-row table:style-name="ro1">
          <table:table-cell office:value-type="string" calcext:value-type="string">
            <text:p>18_4_8_2_18</text:p>
          </table:table-cell>
          <table:table-cell office:value-type="float" office:value="415.4" calcext:value-type="float">
            <text:p>415.4</text:p>
          </table:table-cell>
          <table:table-cell office:value-type="float" office:value="307879936" calcext:value-type="float">
            <text:p>307879936</text:p>
          </table:table-cell>
          <table:table-cell office:value-type="float" office:value="15.6461260318756" calcext:value-type="float">
            <text:p>15.6461260318756</text:p>
          </table:table-cell>
        </table:table-row>
        <table:table-row table:style-name="ro1">
          <table:table-cell office:value-type="string" calcext:value-type="string">
            <text:p>19_4_8_2_19</text:p>
          </table:table-cell>
          <table:table-cell office:value-type="float" office:value="1296.674" calcext:value-type="float">
            <text:p>1296.674</text:p>
          </table:table-cell>
          <table:table-cell office:value-type="float" office:value="263753728" calcext:value-type="float">
            <text:p>263753728</text:p>
          </table:table-cell>
          <table:table-cell office:value-type="float" office:value="3.83018398284912" calcext:value-type="float">
            <text:p>3.83018398284912</text:p>
          </table:table-cell>
        </table:table-row>
        <table:table-row table:style-name="ro1">
          <table:table-cell office:value-type="string" calcext:value-type="string">
            <text:p>20_4_8_2_20</text:p>
          </table:table-cell>
          <table:table-cell office:value-type="float" office:value="701.141" calcext:value-type="float">
            <text:p>701.141</text:p>
          </table:table-cell>
          <table:table-cell office:value-type="float" office:value="263503872" calcext:value-type="float">
            <text:p>263503872</text:p>
          </table:table-cell>
          <table:table-cell office:value-type="float" office:value="3.95367002487183" calcext:value-type="float">
            <text:p>3.95367002487183</text:p>
          </table:table-cell>
        </table:table-row>
        <table:table-row table:style-name="ro1">
          <table:table-cell office:value-type="string" calcext:value-type="string">
            <text:p>21_4_8_2_21</text:p>
          </table:table-cell>
          <table:table-cell office:value-type="float" office:value="536.123" calcext:value-type="float">
            <text:p>536.123</text:p>
          </table:table-cell>
          <table:table-cell office:value-type="float" office:value="279859200" calcext:value-type="float">
            <text:p>279859200</text:p>
          </table:table-cell>
          <table:table-cell office:value-type="float" office:value="5.1362669467926" calcext:value-type="float">
            <text:p>5.1362669467926</text:p>
          </table:table-cell>
        </table:table-row>
        <table:table-row table:style-name="ro1">
          <table:table-cell office:value-type="string" calcext:value-type="string">
            <text:p>22_4_8_2_22</text:p>
          </table:table-cell>
          <table:table-cell office:value-type="float" office:value="714.418" calcext:value-type="float">
            <text:p>714.418</text:p>
          </table:table-cell>
          <table:table-cell office:value-type="float" office:value="279355392" calcext:value-type="float">
            <text:p>279355392</text:p>
          </table:table-cell>
          <table:table-cell office:value-type="float" office:value="7.45659589767456" calcext:value-type="float">
            <text:p>7.45659589767456</text:p>
          </table:table-cell>
        </table:table-row>
        <table:table-row table:style-name="ro1">
          <table:table-cell office:value-type="string" calcext:value-type="string">
            <text:p>23_4_8_2_23</text:p>
          </table:table-cell>
          <table:table-cell office:value-type="float" office:value="550.134" calcext:value-type="float">
            <text:p>550.134</text:p>
          </table:table-cell>
          <table:table-cell office:value-type="float" office:value="277970944" calcext:value-type="float">
            <text:p>277970944</text:p>
          </table:table-cell>
          <table:table-cell office:value-type="float" office:value="15.7882721424103" calcext:value-type="float">
            <text:p>15.7882721424103</text:p>
          </table:table-cell>
        </table:table-row>
        <table:table-row table:style-name="ro1">
          <table:table-cell office:value-type="string" calcext:value-type="string">
            <text:p>24_4_8_2_24</text:p>
          </table:table-cell>
          <table:table-cell office:value-type="float" office:value="863.562" calcext:value-type="float">
            <text:p>863.562</text:p>
          </table:table-cell>
          <table:table-cell office:value-type="float" office:value="224690176" calcext:value-type="float">
            <text:p>224690176</text:p>
          </table:table-cell>
          <table:table-cell office:value-type="float" office:value="3.15392899513245" calcext:value-type="float">
            <text:p>3.15392899513245</text:p>
          </table:table-cell>
        </table:table-row>
        <table:table-row table:style-name="ro1">
          <table:table-cell office:value-type="string" calcext:value-type="string">
            <text:p>25_4_8_2_25</text:p>
          </table:table-cell>
          <table:table-cell office:value-type="float" office:value="874.817" calcext:value-type="float">
            <text:p>874.817</text:p>
          </table:table-cell>
          <table:table-cell office:value-type="float" office:value="402378752" calcext:value-type="float">
            <text:p>402378752</text:p>
          </table:table-cell>
          <table:table-cell office:value-type="float" office:value="54.5858311653137" calcext:value-type="float">
            <text:p>54.5858311653137</text:p>
          </table:table-cell>
        </table:table-row>
        <table:table-row table:style-name="ro1">
          <table:table-cell office:value-type="string" calcext:value-type="string">
            <text:p>26_4_8_2_26</text:p>
          </table:table-cell>
          <table:table-cell office:value-type="float" office:value="446.974" calcext:value-type="float">
            <text:p>446.974</text:p>
          </table:table-cell>
          <table:table-cell office:value-type="float" office:value="226201600" calcext:value-type="float">
            <text:p>226201600</text:p>
          </table:table-cell>
          <table:table-cell office:value-type="float" office:value="1.50809407234192" calcext:value-type="float">
            <text:p>1.50809407234192</text:p>
          </table:table-cell>
        </table:table-row>
        <table:table-row table:style-name="ro1">
          <table:table-cell office:value-type="string" calcext:value-type="string">
            <text:p>27_4_8_2_27</text:p>
          </table:table-cell>
          <table:table-cell office:value-type="float" office:value="915.502" calcext:value-type="float">
            <text:p>915.502</text:p>
          </table:table-cell>
          <table:table-cell office:value-type="float" office:value="498872320" calcext:value-type="float">
            <text:p>498872320</text:p>
          </table:table-cell>
          <table:table-cell office:value-type="float" office:value="93.460275888443" calcext:value-type="float">
            <text:p>93.460275888443</text:p>
          </table:table-cell>
        </table:table-row>
        <table:table-row table:style-name="ro1">
          <table:table-cell office:value-type="string" calcext:value-type="string">
            <text:p>28_4_8_2_28</text:p>
          </table:table-cell>
          <table:table-cell office:value-type="float" office:value="1182.288" calcext:value-type="float">
            <text:p>1182.288</text:p>
          </table:table-cell>
          <table:table-cell office:value-type="float" office:value="308502528" calcext:value-type="float">
            <text:p>308502528</text:p>
          </table:table-cell>
          <table:table-cell office:value-type="float" office:value="25.6567718982697" calcext:value-type="float">
            <text:p>25.6567718982697</text:p>
          </table:table-cell>
        </table:table-row>
        <table:table-row table:style-name="ro1">
          <table:table-cell office:value-type="string" calcext:value-type="string">
            <text:p>29_4_8_2_29</text:p>
          </table:table-cell>
          <table:table-cell office:value-type="float" office:value="630.55" calcext:value-type="float">
            <text:p>630.55</text:p>
          </table:table-cell>
          <table:table-cell office:value-type="float" office:value="276230144" calcext:value-type="float">
            <text:p>276230144</text:p>
          </table:table-cell>
          <table:table-cell office:value-type="float" office:value="11.1657249927521" calcext:value-type="float">
            <text:p>11.1657249927521</text:p>
          </table:table-cell>
        </table:table-row>
        <table:table-row table:style-name="ro1">
          <table:table-cell office:value-type="string" calcext:value-type="string">
            <text:p>30_4_8_4_0</text:p>
          </table:table-cell>
          <table:table-cell office:value-type="float" office:value="757.418" calcext:value-type="float">
            <text:p>757.418</text:p>
          </table:table-cell>
          <table:table-cell office:value-type="float" office:value="364228608" calcext:value-type="float">
            <text:p>364228608</text:p>
          </table:table-cell>
          <table:table-cell office:value-type="float" office:value="48.109326839447" calcext:value-type="float">
            <text:p>48.109326839447</text:p>
          </table:table-cell>
        </table:table-row>
        <table:table-row table:style-name="ro1">
          <table:table-cell office:value-type="string" calcext:value-type="string">
            <text:p>31_4_8_4_1</text:p>
          </table:table-cell>
          <table:table-cell office:value-type="float" office:value="657.111" calcext:value-type="float">
            <text:p>657.111</text:p>
          </table:table-cell>
          <table:table-cell office:value-type="float" office:value="303472640" calcext:value-type="float">
            <text:p>303472640</text:p>
          </table:table-cell>
          <table:table-cell office:value-type="float" office:value="31.9988520145416" calcext:value-type="float">
            <text:p>31.9988520145416</text:p>
          </table:table-cell>
        </table:table-row>
        <table:table-row table:style-name="ro1">
          <table:table-cell office:value-type="string" calcext:value-type="string">
            <text:p>32_4_8_4_2</text:p>
          </table:table-cell>
          <table:table-cell office:value-type="float" office:value="921.005" calcext:value-type="float">
            <text:p>921.005</text:p>
          </table:table-cell>
          <table:table-cell office:value-type="float" office:value="521363456" calcext:value-type="float">
            <text:p>521363456</text:p>
          </table:table-cell>
          <table:table-cell office:value-type="float" office:value="134.773392915726" calcext:value-type="float">
            <text:p>134.773392915726</text:p>
          </table:table-cell>
        </table:table-row>
        <table:table-row table:style-name="ro1">
          <table:table-cell office:value-type="string" calcext:value-type="string">
            <text:p>33_4_8_4_3</text:p>
          </table:table-cell>
          <table:table-cell office:value-type="float" office:value="902.44" calcext:value-type="float">
            <text:p>902.44</text:p>
          </table:table-cell>
          <table:table-cell office:value-type="float" office:value="351801344" calcext:value-type="float">
            <text:p>351801344</text:p>
          </table:table-cell>
          <table:table-cell office:value-type="float" office:value="53.4745690822601" calcext:value-type="float">
            <text:p>53.4745690822601</text:p>
          </table:table-cell>
        </table:table-row>
        <table:table-row table:style-name="ro1">
          <table:table-cell office:value-type="string" calcext:value-type="string">
            <text:p>34_4_8_4_4</text:p>
          </table:table-cell>
          <table:table-cell office:value-type="float" office:value="511.02" calcext:value-type="float">
            <text:p>511.02</text:p>
          </table:table-cell>
          <table:table-cell office:value-type="float" office:value="220987392" calcext:value-type="float">
            <text:p>220987392</text:p>
          </table:table-cell>
          <table:table-cell office:value-type="float" office:value="1.16011881828308" calcext:value-type="float">
            <text:p>1.16011881828308</text:p>
          </table:table-cell>
        </table:table-row>
        <table:table-row table:style-name="ro1">
          <table:table-cell office:value-type="string" calcext:value-type="string">
            <text:p>35_4_8_4_5</text:p>
          </table:table-cell>
          <table:table-cell office:value-type="float" office:value="632.406" calcext:value-type="float">
            <text:p>632.406</text:p>
          </table:table-cell>
          <table:table-cell office:value-type="float" office:value="1014870016" calcext:value-type="float">
            <text:p>1014870016</text:p>
          </table:table-cell>
          <table:table-cell office:value-type="float" office:value="1076.7387368679" calcext:value-type="float">
            <text:p>1076.7387368679</text:p>
          </table:table-cell>
        </table:table-row>
        <table:table-row table:style-name="ro1">
          <table:table-cell office:value-type="string" calcext:value-type="string">
            <text:p>36_4_8_4_6</text:p>
          </table:table-cell>
          <table:table-cell office:value-type="float" office:value="875.923" calcext:value-type="float">
            <text:p>875.923</text:p>
          </table:table-cell>
          <table:table-cell office:value-type="float" office:value="264687616" calcext:value-type="float">
            <text:p>264687616</text:p>
          </table:table-cell>
          <table:table-cell office:value-type="float" office:value="2.97991418838501" calcext:value-type="float">
            <text:p>2.97991418838501</text:p>
          </table:table-cell>
        </table:table-row>
        <table:table-row table:style-name="ro1">
          <table:table-cell office:value-type="string" calcext:value-type="string">
            <text:p>37_4_8_4_7</text:p>
          </table:table-cell>
          <table:table-cell office:value-type="float" office:value="904.237" calcext:value-type="float">
            <text:p>904.237</text:p>
          </table:table-cell>
          <table:table-cell office:value-type="float" office:value="376258560" calcext:value-type="float">
            <text:p>376258560</text:p>
          </table:table-cell>
          <table:table-cell office:value-type="float" office:value="74.0120868682861" calcext:value-type="float">
            <text:p>74.0120868682861</text:p>
          </table:table-cell>
        </table:table-row>
        <table:table-row table:style-name="ro1">
          <table:table-cell office:value-type="string" calcext:value-type="string">
            <text:p>38_4_8_4_8</text:p>
          </table:table-cell>
          <table:table-cell office:value-type="float" office:value="599.007" calcext:value-type="float">
            <text:p>599.007</text:p>
          </table:table-cell>
          <table:table-cell office:value-type="float" office:value="211816448" calcext:value-type="float">
            <text:p>211816448</text:p>
          </table:table-cell>
          <table:table-cell office:value-type="float" office:value="1.76251196861267" calcext:value-type="float">
            <text:p>1.76251196861267</text:p>
          </table:table-cell>
        </table:table-row>
        <table:table-row table:style-name="ro1">
          <table:table-cell office:value-type="string" calcext:value-type="string">
            <text:p>39_4_8_4_9</text:p>
          </table:table-cell>
          <table:table-cell office:value-type="float" office:value="837.026" calcext:value-type="float">
            <text:p>837.026</text:p>
          </table:table-cell>
          <table:table-cell office:value-type="float" office:value="213381120" calcext:value-type="float">
            <text:p>213381120</text:p>
          </table:table-cell>
          <table:table-cell office:value-type="float" office:value="1.55463695526123" calcext:value-type="float">
            <text:p>1.55463695526123</text:p>
          </table:table-cell>
        </table:table-row>
        <table:table-row table:style-name="ro1">
          <table:table-cell office:value-type="string" calcext:value-type="string">
            <text:p>40_4_8_4_10</text:p>
          </table:table-cell>
          <table:table-cell office:value-type="float" office:value="727.964" calcext:value-type="float">
            <text:p>727.964</text:p>
          </table:table-cell>
          <table:table-cell office:value-type="float" office:value="329912320" calcext:value-type="float">
            <text:p>329912320</text:p>
          </table:table-cell>
          <table:table-cell office:value-type="float" office:value="39.6977360248566" calcext:value-type="float">
            <text:p>39.6977360248566</text:p>
          </table:table-cell>
        </table:table-row>
        <table:table-row table:style-name="ro1">
          <table:table-cell office:value-type="string" calcext:value-type="string">
            <text:p>41_4_8_4_11</text:p>
          </table:table-cell>
          <table:table-cell office:value-type="float" office:value="778.058" calcext:value-type="float">
            <text:p>778.058</text:p>
          </table:table-cell>
          <table:table-cell office:value-type="float" office:value="284020736" calcext:value-type="float">
            <text:p>284020736</text:p>
          </table:table-cell>
          <table:table-cell office:value-type="float" office:value="8.68390703201294" calcext:value-type="float">
            <text:p>8.68390703201294</text:p>
          </table:table-cell>
        </table:table-row>
        <table:table-row table:style-name="ro1">
          <table:table-cell office:value-type="string" calcext:value-type="string">
            <text:p>42_4_8_4_12</text:p>
          </table:table-cell>
          <table:table-cell office:value-type="float" office:value="735.711" calcext:value-type="float">
            <text:p>735.711</text:p>
          </table:table-cell>
          <table:table-cell office:value-type="float" office:value="189890560" calcext:value-type="float">
            <text:p>189890560</text:p>
          </table:table-cell>
          <table:table-cell office:value-type="float" office:value="0.652691125869751" calcext:value-type="float">
            <text:p>0.652691125869751</text:p>
          </table:table-cell>
        </table:table-row>
        <table:table-row table:style-name="ro1">
          <table:table-cell office:value-type="string" calcext:value-type="string">
            <text:p>43_4_8_4_13</text:p>
          </table:table-cell>
          <table:table-cell office:value-type="float" office:value="653.347" calcext:value-type="float">
            <text:p>653.347</text:p>
          </table:table-cell>
          <table:table-cell office:value-type="float" office:value="390291456" calcext:value-type="float">
            <text:p>390291456</text:p>
          </table:table-cell>
          <table:table-cell office:value-type="float" office:value="81.6893329620361" calcext:value-type="float">
            <text:p>81.6893329620361</text:p>
          </table:table-cell>
        </table:table-row>
        <table:table-row table:style-name="ro1">
          <table:table-cell office:value-type="string" calcext:value-type="string">
            <text:p>44_4_8_4_14</text:p>
          </table:table-cell>
          <table:table-cell office:value-type="float" office:value="963.361" calcext:value-type="float">
            <text:p>963.361</text:p>
          </table:table-cell>
          <table:table-cell office:value-type="float" office:value="283291648" calcext:value-type="float">
            <text:p>283291648</text:p>
          </table:table-cell>
          <table:table-cell office:value-type="float" office:value="9.88639497756958" calcext:value-type="float">
            <text:p>9.88639497756958</text:p>
          </table:table-cell>
        </table:table-row>
        <table:table-row table:style-name="ro1">
          <table:table-cell office:value-type="string" calcext:value-type="string">
            <text:p>45_4_8_4_15</text:p>
          </table:table-cell>
          <table:table-cell office:value-type="float" office:value="1028.457" calcext:value-type="float">
            <text:p>1028.457</text:p>
          </table:table-cell>
          <table:table-cell office:value-type="float" office:value="302215168" calcext:value-type="float">
            <text:p>302215168</text:p>
          </table:table-cell>
          <table:table-cell office:value-type="float" office:value="15.2417318820953" calcext:value-type="float">
            <text:p>15.2417318820953</text:p>
          </table:table-cell>
        </table:table-row>
        <table:table-row table:style-name="ro1">
          <table:table-cell office:value-type="string" calcext:value-type="string">
            <text:p>46_4_8_4_16</text:p>
          </table:table-cell>
          <table:table-cell office:value-type="float" office:value="809.279" calcext:value-type="float">
            <text:p>809.279</text:p>
          </table:table-cell>
          <table:table-cell office:value-type="float" office:value="2033807360" calcext:value-type="float">
            <text:p>2033807360</text:p>
          </table:table-cell>
          <table:table-cell office:value-type="float" office:value="1735.35299396515" calcext:value-type="float">
            <text:p>1735.35299396515</text:p>
          </table:table-cell>
        </table:table-row>
        <table:table-row table:style-name="ro1">
          <table:table-cell office:value-type="string" calcext:value-type="string">
            <text:p>47_4_8_4_17</text:p>
          </table:table-cell>
          <table:table-cell office:value-type="float" office:value="808.408" calcext:value-type="float">
            <text:p>808.408</text:p>
          </table:table-cell>
          <table:table-cell office:value-type="float" office:value="268935168" calcext:value-type="float">
            <text:p>268935168</text:p>
          </table:table-cell>
          <table:table-cell office:value-type="float" office:value="6.06850099563599" calcext:value-type="float">
            <text:p>6.06850099563599</text:p>
          </table:table-cell>
        </table:table-row>
        <table:table-row table:style-name="ro1">
          <table:table-cell office:value-type="string" calcext:value-type="string">
            <text:p>48_4_8_4_18</text:p>
          </table:table-cell>
          <table:table-cell office:value-type="float" office:value="1128.156" calcext:value-type="float">
            <text:p>1128.156</text:p>
          </table:table-cell>
          <table:table-cell office:value-type="float" office:value="396042240" calcext:value-type="float">
            <text:p>396042240</text:p>
          </table:table-cell>
          <table:table-cell office:value-type="float" office:value="43.5822839736939" calcext:value-type="float">
            <text:p>43.5822839736939</text:p>
          </table:table-cell>
        </table:table-row>
        <table:table-row table:style-name="ro1">
          <table:table-cell office:value-type="string" calcext:value-type="string">
            <text:p>49_4_8_4_19</text:p>
          </table:table-cell>
          <table:table-cell office:value-type="float" office:value="768.076" calcext:value-type="float">
            <text:p>768.076</text:p>
          </table:table-cell>
          <table:table-cell office:value-type="float" office:value="298135552" calcext:value-type="float">
            <text:p>298135552</text:p>
          </table:table-cell>
          <table:table-cell office:value-type="float" office:value="17.6686251163483" calcext:value-type="float">
            <text:p>17.6686251163483</text:p>
          </table:table-cell>
        </table:table-row>
        <table:table-row table:style-name="ro1">
          <table:table-cell office:value-type="string" calcext:value-type="string">
            <text:p>50_4_8_4_20</text:p>
          </table:table-cell>
          <table:table-cell office:value-type="float" office:value="617.408" calcext:value-type="float">
            <text:p>617.408</text:p>
          </table:table-cell>
          <table:table-cell office:value-type="float" office:value="240930816" calcext:value-type="float">
            <text:p>240930816</text:p>
          </table:table-cell>
          <table:table-cell office:value-type="float" office:value="1.77224087715149" calcext:value-type="float">
            <text:p>1.77224087715149</text:p>
          </table:table-cell>
        </table:table-row>
        <table:table-row table:style-name="ro1">
          <table:table-cell office:value-type="string" calcext:value-type="string">
            <text:p>51_4_8_4_21</text:p>
          </table:table-cell>
          <table:table-cell office:value-type="float" office:value="599.47" calcext:value-type="float">
            <text:p>599.47</text:p>
          </table:table-cell>
          <table:table-cell office:value-type="float" office:value="289447936" calcext:value-type="float">
            <text:p>289447936</text:p>
          </table:table-cell>
          <table:table-cell office:value-type="float" office:value="9.84473085403442" calcext:value-type="float">
            <text:p>9.84473085403442</text:p>
          </table:table-cell>
        </table:table-row>
        <table:table-row table:style-name="ro1">
          <table:table-cell office:value-type="string" calcext:value-type="string">
            <text:p>52_4_8_4_22</text:p>
          </table:table-cell>
          <table:table-cell office:value-type="float" office:value="915.065" calcext:value-type="float">
            <text:p>915.065</text:p>
          </table:table-cell>
          <table:table-cell office:value-type="float" office:value="369205248" calcext:value-type="float">
            <text:p>369205248</text:p>
          </table:table-cell>
          <table:table-cell office:value-type="float" office:value="52.7622680664063" calcext:value-type="float">
            <text:p>52.7622680664063</text:p>
          </table:table-cell>
        </table:table-row>
        <table:table-row table:style-name="ro1">
          <table:table-cell office:value-type="string" calcext:value-type="string">
            <text:p>53_4_8_4_23</text:p>
          </table:table-cell>
          <table:table-cell office:value-type="float" office:value="479.059" calcext:value-type="float">
            <text:p>479.059</text:p>
          </table:table-cell>
          <table:table-cell office:value-type="float" office:value="267051008" calcext:value-type="float">
            <text:p>267051008</text:p>
          </table:table-cell>
          <table:table-cell office:value-type="float" office:value="2.90244603157043" calcext:value-type="float">
            <text:p>2.90244603157043</text:p>
          </table:table-cell>
        </table:table-row>
        <table:table-row table:style-name="ro1">
          <table:table-cell office:value-type="string" calcext:value-type="string">
            <text:p>54_4_8_4_24</text:p>
          </table:table-cell>
          <table:table-cell office:value-type="float" office:value="893.832" calcext:value-type="float">
            <text:p>893.832</text:p>
          </table:table-cell>
          <table:table-cell office:value-type="float" office:value="327880704" calcext:value-type="float">
            <text:p>327880704</text:p>
          </table:table-cell>
          <table:table-cell office:value-type="float" office:value="25.6454191207886" calcext:value-type="float">
            <text:p>25.6454191207886</text:p>
          </table:table-cell>
        </table:table-row>
        <table:table-row table:style-name="ro1">
          <table:table-cell office:value-type="string" calcext:value-type="string">
            <text:p>55_4_8_4_25</text:p>
          </table:table-cell>
          <table:table-cell office:value-type="float" office:value="857.635" calcext:value-type="float">
            <text:p>857.635</text:p>
          </table:table-cell>
          <table:table-cell office:value-type="float" office:value="260423680" calcext:value-type="float">
            <text:p>260423680</text:p>
          </table:table-cell>
          <table:table-cell office:value-type="float" office:value="2.99856114387512" calcext:value-type="float">
            <text:p>2.99856114387512</text:p>
          </table:table-cell>
        </table:table-row>
        <table:table-row table:style-name="ro1">
          <table:table-cell office:value-type="string" calcext:value-type="string">
            <text:p>56_4_8_4_26</text:p>
          </table:table-cell>
          <table:table-cell office:value-type="float" office:value="946.561" calcext:value-type="float">
            <text:p>946.561</text:p>
          </table:table-cell>
          <table:table-cell office:value-type="float" office:value="242036736" calcext:value-type="float">
            <text:p>242036736</text:p>
          </table:table-cell>
          <table:table-cell office:value-type="float" office:value="2.48980379104614" calcext:value-type="float">
            <text:p>2.48980379104614</text:p>
          </table:table-cell>
        </table:table-row>
        <table:table-row table:style-name="ro1">
          <table:table-cell office:value-type="string" calcext:value-type="string">
            <text:p>57_4_8_4_27</text:p>
          </table:table-cell>
          <table:table-cell office:value-type="float" office:value="763.352" calcext:value-type="float">
            <text:p>763.352</text:p>
          </table:table-cell>
          <table:table-cell office:value-type="float" office:value="239824896" calcext:value-type="float">
            <text:p>239824896</text:p>
          </table:table-cell>
          <table:table-cell office:value-type="float" office:value="1.95042896270752" calcext:value-type="float">
            <text:p>1.95042896270752</text:p>
          </table:table-cell>
        </table:table-row>
        <table:table-row table:style-name="ro1">
          <table:table-cell office:value-type="string" calcext:value-type="string">
            <text:p>58_4_8_4_28</text:p>
          </table:table-cell>
          <table:table-cell office:value-type="float" office:value="997.373" calcext:value-type="float">
            <text:p>997.373</text:p>
          </table:table-cell>
          <table:table-cell office:value-type="float" office:value="260972544" calcext:value-type="float">
            <text:p>260972544</text:p>
          </table:table-cell>
          <table:table-cell office:value-type="float" office:value="2.7255699634552" calcext:value-type="float">
            <text:p>2.7255699634552</text:p>
          </table:table-cell>
        </table:table-row>
        <table:table-row table:style-name="ro1">
          <table:table-cell office:value-type="string" calcext:value-type="string">
            <text:p>59_4_8_4_29</text:p>
          </table:table-cell>
          <table:table-cell office:value-type="float" office:value="554.708" calcext:value-type="float">
            <text:p>554.708</text:p>
          </table:table-cell>
          <table:table-cell office:value-type="float" office:value="281264128" calcext:value-type="float">
            <text:p>281264128</text:p>
          </table:table-cell>
          <table:table-cell office:value-type="float" office:value="9.88874197006226" calcext:value-type="float">
            <text:p>9.88874197006226</text:p>
          </table:table-cell>
        </table:table-row>
        <table:table-row table:style-name="ro1">
          <table:table-cell office:value-type="string" calcext:value-type="string">
            <text:p>60_4_8_8_0</text:p>
          </table:table-cell>
          <table:table-cell office:value-type="float" office:value="1105.885" calcext:value-type="float">
            <text:p>1105.885</text:p>
          </table:table-cell>
          <table:table-cell office:value-type="float" office:value="1065734144" calcext:value-type="float">
            <text:p>1065734144</text:p>
          </table:table-cell>
          <table:table-cell office:value-type="float" office:value="644.249129056931" calcext:value-type="float">
            <text:p>644.249129056931</text:p>
          </table:table-cell>
        </table:table-row>
        <table:table-row table:style-name="ro1">
          <table:table-cell office:value-type="string" calcext:value-type="string">
            <text:p>61_4_8_8_1</text:p>
          </table:table-cell>
          <table:table-cell office:value-type="float" office:value="1048.312" calcext:value-type="float">
            <text:p>1048.312</text:p>
          </table:table-cell>
          <table:table-cell office:value-type="float" office:value="2391060480" calcext:value-type="float">
            <text:p>2391060480</text:p>
          </table:table-cell>
          <table:table-cell office:value-type="float" office:value="1785.56132102013" calcext:value-type="float">
            <text:p>1785.56132102013</text:p>
          </table:table-cell>
        </table:table-row>
        <table:table-row table:style-name="ro1">
          <table:table-cell office:value-type="string" calcext:value-type="string">
            <text:p>62_4_8_8_2</text:p>
          </table:table-cell>
          <table:table-cell office:value-type="float" office:value="820.429" calcext:value-type="float">
            <text:p>820.429</text:p>
          </table:table-cell>
          <table:table-cell office:value-type="float" office:value="870256640" calcext:value-type="float">
            <text:p>870256640</text:p>
          </table:table-cell>
          <table:table-cell office:value-type="float" office:value="450.426959037781" calcext:value-type="float">
            <text:p>450.426959037781</text:p>
          </table:table-cell>
        </table:table-row>
        <table:table-row table:style-name="ro1">
          <table:table-cell office:value-type="string" calcext:value-type="string">
            <text:p>63_4_8_8_3</text:p>
          </table:table-cell>
          <table:table-cell office:value-type="float" office:value="719.736" calcext:value-type="float">
            <text:p>719.736</text:p>
          </table:table-cell>
          <table:table-cell office:value-type="float" office:value="649367552" calcext:value-type="float">
            <text:p>649367552</text:p>
          </table:table-cell>
          <table:table-cell office:value-type="float" office:value="229.226539850235" calcext:value-type="float">
            <text:p>229.226539850235</text:p>
          </table:table-cell>
        </table:table-row>
        <table:table-row table:style-name="ro1">
          <table:table-cell office:value-type="string" calcext:value-type="string">
            <text:p>64_4_8_8_4</text:p>
          </table:table-cell>
          <table:table-cell office:value-type="float" office:value="898.163" calcext:value-type="float">
            <text:p>898.163</text:p>
          </table:table-cell>
          <table:table-cell office:value-type="float" office:value="231874560" calcext:value-type="float">
            <text:p>231874560</text:p>
          </table:table-cell>
          <table:table-cell office:value-type="float" office:value="1.78269410133362" calcext:value-type="float">
            <text:p>1.78269410133362</text:p>
          </table:table-cell>
        </table:table-row>
        <table:table-row table:style-name="ro1">
          <table:table-cell office:value-type="string" calcext:value-type="string">
            <text:p>65_4_8_8_5</text:p>
          </table:table-cell>
          <table:table-cell office:value-type="float" office:value="847.199" calcext:value-type="float">
            <text:p>847.199</text:p>
          </table:table-cell>
          <table:table-cell office:value-type="float" office:value="346324992" calcext:value-type="float">
            <text:p>346324992</text:p>
          </table:table-cell>
          <table:table-cell office:value-type="float" office:value="31.1551010608673" calcext:value-type="float">
            <text:p>31.1551010608673</text:p>
          </table:table-cell>
        </table:table-row>
        <table:table-row table:style-name="ro1">
          <table:table-cell office:value-type="string" calcext:value-type="string">
            <text:p>66_4_8_8_6</text:p>
          </table:table-cell>
          <table:table-cell office:value-type="float" office:value="995.095" calcext:value-type="float">
            <text:p>995.095</text:p>
          </table:table-cell>
          <table:table-cell office:value-type="float" office:value="367349760" calcext:value-type="float">
            <text:p>367349760</text:p>
          </table:table-cell>
          <table:table-cell office:value-type="float" office:value="45.2550799846649" calcext:value-type="float">
            <text:p>45.2550799846649</text:p>
          </table:table-cell>
        </table:table-row>
        <table:table-row table:style-name="ro1">
          <table:table-cell office:value-type="string" calcext:value-type="string">
            <text:p>67_4_8_8_7</text:p>
          </table:table-cell>
          <table:table-cell office:value-type="float" office:value="991.632" calcext:value-type="float">
            <text:p>991.632</text:p>
          </table:table-cell>
          <table:table-cell office:value-type="float" office:value="2463342592" calcext:value-type="float">
            <text:p>2463342592</text:p>
          </table:table-cell>
          <table:table-cell office:value-type="float" office:value="1549.93335914612" calcext:value-type="float">
            <text:p>1549.93335914612</text:p>
          </table:table-cell>
        </table:table-row>
        <table:table-row table:style-name="ro1">
          <table:table-cell office:value-type="string" calcext:value-type="string">
            <text:p>68_4_8_8_8</text:p>
          </table:table-cell>
          <table:table-cell office:value-type="float" office:value="875.124" calcext:value-type="float">
            <text:p>875.124</text:p>
          </table:table-cell>
          <table:table-cell office:value-type="float" office:value="780271616" calcext:value-type="float">
            <text:p>780271616</text:p>
          </table:table-cell>
          <table:table-cell office:value-type="float" office:value="364.761541128159" calcext:value-type="float">
            <text:p>364.761541128159</text:p>
          </table:table-cell>
        </table:table-row>
        <table:table-row table:style-name="ro1">
          <table:table-cell office:value-type="string" calcext:value-type="string">
            <text:p>69_4_8_8_9</text:p>
          </table:table-cell>
          <table:table-cell office:value-type="float" office:value="1118.335" calcext:value-type="float">
            <text:p>1118.335</text:p>
          </table:table-cell>
          <table:table-cell office:value-type="float" office:value="2126499840" calcext:value-type="float">
            <text:p>2126499840</text:p>
          </table:table-cell>
          <table:table-cell office:value-type="float" office:value="1052.78232502937" calcext:value-type="float">
            <text:p>1052.78232502937</text:p>
          </table:table-cell>
        </table:table-row>
        <table:table-row table:style-name="ro1">
          <table:table-cell office:value-type="string" calcext:value-type="string">
            <text:p>70_4_8_8_10</text:p>
          </table:table-cell>
          <table:table-cell office:value-type="float" office:value="843.227" calcext:value-type="float">
            <text:p>843.227</text:p>
          </table:table-cell>
          <table:table-cell office:value-type="float" office:value="329261056" calcext:value-type="float">
            <text:p>329261056</text:p>
          </table:table-cell>
          <table:table-cell office:value-type="float" office:value="21.147891998291" calcext:value-type="float">
            <text:p>21.147891998291</text:p>
          </table:table-cell>
        </table:table-row>
        <table:table-row table:style-name="ro1">
          <table:table-cell office:value-type="string" calcext:value-type="string">
            <text:p>71_4_8_8_11</text:p>
          </table:table-cell>
          <table:table-cell office:value-type="float" office:value="953.955" calcext:value-type="float">
            <text:p>953.955</text:p>
          </table:table-cell>
          <table:table-cell office:value-type="float" office:value="1172480000" calcext:value-type="float">
            <text:p>1172480000</text:p>
          </table:table-cell>
          <table:table-cell office:value-type="float" office:value="567.997703075409" calcext:value-type="float">
            <text:p>567.997703075409</text:p>
          </table:table-cell>
        </table:table-row>
        <table:table-row table:style-name="ro1">
          <table:table-cell office:value-type="string" calcext:value-type="string">
            <text:p>72_4_8_8_12</text:p>
          </table:table-cell>
          <table:table-cell office:value-type="float" office:value="1094.336" calcext:value-type="float">
            <text:p>1094.336</text:p>
          </table:table-cell>
          <table:table-cell office:value-type="float" office:value="2142576640" calcext:value-type="float">
            <text:p>2142576640</text:p>
          </table:table-cell>
          <table:table-cell office:value-type="float" office:value="1092.88427996635" calcext:value-type="float">
            <text:p>1092.88427996635</text:p>
          </table:table-cell>
        </table:table-row>
        <table:table-row table:style-name="ro1">
          <table:table-cell office:value-type="string" calcext:value-type="string">
            <text:p>73_4_8_8_13</text:p>
          </table:table-cell>
          <table:table-cell office:value-type="float" office:value="1006.385" calcext:value-type="float">
            <text:p>1006.385</text:p>
          </table:table-cell>
          <table:table-cell office:value-type="float" office:value="3268300800" calcext:value-type="float">
            <text:p>3268300800</text:p>
          </table:table-cell>
          <table:table-cell office:value-type="float" office:value="1510.94476699829" calcext:value-type="float">
            <text:p>1510.94476699829</text:p>
          </table:table-cell>
        </table:table-row>
        <table:table-row table:style-name="ro1">
          <table:table-cell office:value-type="string" calcext:value-type="string">
            <text:p>74_4_8_8_14</text:p>
          </table:table-cell>
          <table:table-cell office:value-type="float" office:value="739.932" calcext:value-type="float">
            <text:p>739.932</text:p>
          </table:table-cell>
          <table:table-cell office:value-type="float" office:value="806649856" calcext:value-type="float">
            <text:p>806649856</text:p>
          </table:table-cell>
          <table:table-cell office:value-type="float" office:value="269.235422134399" calcext:value-type="float">
            <text:p>269.235422134399</text:p>
          </table:table-cell>
        </table:table-row>
        <table:table-row table:style-name="ro1">
          <table:table-cell office:value-type="string" calcext:value-type="string">
            <text:p>75_4_8_8_15</text:p>
          </table:table-cell>
          <table:table-cell office:value-type="float" office:value="1031.708" calcext:value-type="float">
            <text:p>1031.708</text:p>
          </table:table-cell>
          <table:table-cell office:value-type="float" office:value="282796032" calcext:value-type="float">
            <text:p>282796032</text:p>
          </table:table-cell>
          <table:table-cell office:value-type="float" office:value="3.58053088188171" calcext:value-type="float">
            <text:p>3.58053088188171</text:p>
          </table:table-cell>
        </table:table-row>
        <table:table-row table:style-name="ro1">
          <table:table-cell office:value-type="string" calcext:value-type="string">
            <text:p>76_4_8_8_16</text:p>
          </table:table-cell>
          <table:table-cell office:value-type="float" office:value="824.735" calcext:value-type="float">
            <text:p>824.735</text:p>
          </table:table-cell>
          <table:table-cell office:value-type="float" office:value="1981394944" calcext:value-type="float">
            <text:p>1981394944</text:p>
          </table:table-cell>
          <table:table-cell office:value-type="float" office:value="1516.05723500252" calcext:value-type="float">
            <text:p>1516.05723500252</text:p>
          </table:table-cell>
        </table:table-row>
        <table:table-row table:style-name="ro1">
          <table:table-cell office:value-type="string" calcext:value-type="string">
            <text:p>77_4_8_8_17</text:p>
          </table:table-cell>
          <table:table-cell office:value-type="float" office:value="1127.419" calcext:value-type="float">
            <text:p>1127.419</text:p>
          </table:table-cell>
          <table:table-cell office:value-type="float" office:value="613007360" calcext:value-type="float">
            <text:p>613007360</text:p>
          </table:table-cell>
          <table:table-cell office:value-type="float" office:value="157.933595895767" calcext:value-type="float">
            <text:p>157.933595895767</text:p>
          </table:table-cell>
        </table:table-row>
        <table:table-row table:style-name="ro1">
          <table:table-cell office:value-type="string" calcext:value-type="string">
            <text:p>78_4_8_8_18</text:p>
          </table:table-cell>
          <table:table-cell office:value-type="float" office:value="766.491" calcext:value-type="float">
            <text:p>766.491</text:p>
          </table:table-cell>
          <table:table-cell office:value-type="float" office:value="261648384" calcext:value-type="float">
            <text:p>261648384</text:p>
          </table:table-cell>
          <table:table-cell office:value-type="float" office:value="3.59142398834229" calcext:value-type="float">
            <text:p>3.59142398834229</text:p>
          </table:table-cell>
        </table:table-row>
        <table:table-row table:style-name="ro1">
          <table:table-cell office:value-type="string" calcext:value-type="string">
            <text:p>79_4_8_8_19</text:p>
          </table:table-cell>
          <table:table-cell office:value-type="float" office:value="972.087" calcext:value-type="float">
            <text:p>972.087</text:p>
          </table:table-cell>
          <table:table-cell office:value-type="float" office:value="1117270016" calcext:value-type="float">
            <text:p>1117270016</text:p>
          </table:table-cell>
          <table:table-cell office:value-type="float" office:value="875.296029806137" calcext:value-type="float">
            <text:p>875.296029806137</text:p>
          </table:table-cell>
        </table:table-row>
        <table:table-row table:style-name="ro1">
          <table:table-cell office:value-type="string" calcext:value-type="string">
            <text:p>80_4_8_8_20</text:p>
          </table:table-cell>
          <table:table-cell office:value-type="float" office:value="996.524" calcext:value-type="float">
            <text:p>996.524</text:p>
          </table:table-cell>
          <table:table-cell office:value-type="float" office:value="2471976960" calcext:value-type="float">
            <text:p>2471976960</text:p>
          </table:table-cell>
          <table:table-cell office:value-type="float" office:value="1493.37901210785" calcext:value-type="float">
            <text:p>1493.37901210785</text:p>
          </table:table-cell>
        </table:table-row>
        <table:table-row table:style-name="ro1">
          <table:table-cell office:value-type="string" calcext:value-type="string">
            <text:p>81_4_8_8_21</text:p>
          </table:table-cell>
          <table:table-cell office:value-type="float" office:value="641.534" calcext:value-type="float">
            <text:p>641.534</text:p>
          </table:table-cell>
          <table:table-cell office:value-type="float" office:value="282034176" calcext:value-type="float">
            <text:p>282034176</text:p>
          </table:table-cell>
          <table:table-cell office:value-type="float" office:value="6.40813207626343" calcext:value-type="float">
            <text:p>6.40813207626343</text:p>
          </table:table-cell>
        </table:table-row>
        <table:table-row table:style-name="ro1">
          <table:table-cell office:value-type="string" calcext:value-type="string">
            <text:p>82_4_8_8_22</text:p>
          </table:table-cell>
          <table:table-cell office:value-type="float" office:value="940.88" calcext:value-type="float">
            <text:p>940.88</text:p>
          </table:table-cell>
          <table:table-cell office:value-type="float" office:value="352190464" calcext:value-type="float">
            <text:p>352190464</text:p>
          </table:table-cell>
          <table:table-cell office:value-type="float" office:value="51.4079029560089" calcext:value-type="float">
            <text:p>51.4079029560089</text:p>
          </table:table-cell>
        </table:table-row>
        <table:table-row table:style-name="ro1">
          <table:table-cell office:value-type="string" calcext:value-type="string">
            <text:p>83_4_8_8_23</text:p>
          </table:table-cell>
          <table:table-cell office:value-type="float" office:value="922.955" calcext:value-type="float">
            <text:p>922.955</text:p>
          </table:table-cell>
          <table:table-cell office:value-type="float" office:value="587460608" calcext:value-type="float">
            <text:p>587460608</text:p>
          </table:table-cell>
          <table:table-cell office:value-type="float" office:value="181.518191099167" calcext:value-type="float">
            <text:p>181.518191099167</text:p>
          </table:table-cell>
        </table:table-row>
        <table:table-row table:style-name="ro1">
          <table:table-cell office:value-type="string" calcext:value-type="string">
            <text:p>84_4_8_8_24</text:p>
          </table:table-cell>
          <table:table-cell office:value-type="float" office:value="1066.136" calcext:value-type="float">
            <text:p>1066.136</text:p>
          </table:table-cell>
          <table:table-cell office:value-type="float" office:value="2855329792" calcext:value-type="float">
            <text:p>2855329792</text:p>
          </table:table-cell>
          <table:table-cell office:value-type="float" office:value="2108.4550409317" calcext:value-type="float">
            <text:p>2108.4550409317</text:p>
          </table:table-cell>
        </table:table-row>
        <table:table-row table:style-name="ro1">
          <table:table-cell office:value-type="string" calcext:value-type="string">
            <text:p>85_4_8_8_25</text:p>
          </table:table-cell>
          <table:table-cell office:value-type="float" office:value="1045.72" calcext:value-type="float">
            <text:p>1045.72</text:p>
          </table:table-cell>
          <table:table-cell office:value-type="float" office:value="4389097472" calcext:value-type="float">
            <text:p>4389097472</text:p>
          </table:table-cell>
          <table:table-cell office:value-type="float" office:value="5496.74452900887" calcext:value-type="float">
            <text:p>5496.74452900887</text:p>
          </table:table-cell>
        </table:table-row>
        <table:table-row table:style-name="ro1">
          <table:table-cell office:value-type="string" calcext:value-type="string">
            <text:p>86_4_8_8_26</text:p>
          </table:table-cell>
          <table:table-cell office:value-type="float" office:value="564.884" calcext:value-type="float">
            <text:p>564.884</text:p>
          </table:table-cell>
          <table:table-cell office:value-type="float" office:value="281624576" calcext:value-type="float">
            <text:p>281624576</text:p>
          </table:table-cell>
          <table:table-cell office:value-type="float" office:value="6.31177091598511" calcext:value-type="float">
            <text:p>6.31177091598511</text:p>
          </table:table-cell>
        </table:table-row>
        <table:table-row table:style-name="ro1">
          <table:table-cell office:value-type="string" calcext:value-type="string">
            <text:p>87_4_8_8_27</text:p>
          </table:table-cell>
          <table:table-cell office:value-type="float" office:value="879.54" calcext:value-type="float">
            <text:p>879.54</text:p>
          </table:table-cell>
          <table:table-cell office:value-type="float" office:value="409706496" calcext:value-type="float">
            <text:p>409706496</text:p>
          </table:table-cell>
          <table:table-cell office:value-type="float" office:value="80.7708568572998" calcext:value-type="float">
            <text:p>80.7708568572998</text:p>
          </table:table-cell>
        </table:table-row>
        <table:table-row table:style-name="ro1">
          <table:table-cell office:value-type="string" calcext:value-type="string">
            <text:p>88_4_8_8_28</text:p>
          </table:table-cell>
          <table:table-cell office:value-type="float" office:value="1129.108" calcext:value-type="float">
            <text:p>1129.108</text:p>
          </table:table-cell>
          <table:table-cell office:value-type="float" office:value="3469672448" calcext:value-type="float">
            <text:p>3469672448</text:p>
          </table:table-cell>
          <table:table-cell office:value-type="float" office:value="2361.05534482002" calcext:value-type="float">
            <text:p>2361.05534482002</text:p>
          </table:table-cell>
        </table:table-row>
        <table:table-row table:style-name="ro1">
          <table:table-cell office:value-type="string" calcext:value-type="string">
            <text:p>89_4_8_8_29</text:p>
          </table:table-cell>
          <table:table-cell office:value-type="float" office:value="781.093" calcext:value-type="float">
            <text:p>781.093</text:p>
          </table:table-cell>
          <table:table-cell office:value-type="float" office:value="331804672" calcext:value-type="float">
            <text:p>331804672</text:p>
          </table:table-cell>
          <table:table-cell office:value-type="float" office:value="49.3303198814392" calcext:value-type="float">
            <text:p>49.3303198814392</text:p>
          </table:table-cell>
        </table:table-row>
      </table:table>
      <table:named-expressions/>
      <table:database-ranges>
        <table:database-range table:name="__Anonymous_Sheet_DB__0" table:target-range-address="compare_results.A1:compare_results.D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7T11:10:12.954854123</dc:date>
    <meta:editing-duration>PT1M8S</meta:editing-duration>
    <meta:editing-cycles>1</meta:editing-cycles>
    <meta:document-statistic meta:table-count="1" meta:cell-count="364" meta:object-count="0"/>
    <meta:generator>LibreOffice/6.4.7.2$Linux_X86_64 LibreOffice_project/40$Build-2</meta:generator>
  </office:meta>
</office:document-meta>
</file>